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3" calcext:value-type="float">
            <text:p><text:s text:c="3"/>147,323</text:p>
          </table:table-cell>
          <table:table-cell table:style-name="ce31" office:value-type="float" office:value="7433196" calcext:value-type="float">
            <text:p><text:s text:c="3"/>7,433,196</text:p>
          </table:table-cell>
          <table:table-cell table:style-name="ce41" table:formula="of:=[.H15]+[.I15]" office:value-type="float" office:value="22894283" calcext:value-type="float">
            <text:p><text:s text:c="3"/>22,894,283</text:p>
          </table:table-cell>
          <table:table-cell table:style-name="ce31" office:value-type="float" office:value="11589667" calcext:value-type="float">
            <text:p><text:s text:c="3"/>11,589,667</text:p>
          </table:table-cell>
          <table:table-cell table:style-name="ce31" office:value-type="float" office:value="11304616" calcext:value-type="float">
            <text:p><text:s text:c="3"/>11,304,616</text:p>
          </table:table-cell>
          <table:table-cell table:style-name="ce52" table:formula="of:=ROUND([.H15]/[.I15]*100;0)" office:value-type="float" office:value="103" calcext:value-type="float">
            <text:p><text:s text:c="3"/>103</text:p>
          </table:table-cell>
          <table:table-cell table:style-name="ce52" table:formula="of:=ROUND([.G15]/[.B15];0)" office:value-type="float" office:value="633" calcext:value-type="float">
            <text:p><text:s text:c="3"/>633</text:p>
          </table:table-cell>
          <table:table-cell table:style-name="ce65" table:formula="of:=ROUND([.G15]/[.F15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6" calcext:value-type="float">
            <text:p><text:s text:c="3"/>147,326</text:p>
          </table:table-cell>
          <table:table-cell table:style-name="ce31" office:value-type="float" office:value="7445056" calcext:value-type="float">
            <text:p><text:s text:c="3"/>7,445,056</text:p>
          </table:table-cell>
          <table:table-cell table:style-name="ce41" table:formula="of:=[.H16]+[.I16]" office:value-type="float" office:value="22901897" calcext:value-type="float">
            <text:p><text:s text:c="3"/>22,901,897</text:p>
          </table:table-cell>
          <table:table-cell table:style-name="ce31" office:value-type="float" office:value="11591823" calcext:value-type="float">
            <text:p><text:s text:c="3"/>11,591,823</text:p>
          </table:table-cell>
          <table:table-cell table:style-name="ce31" office:value-type="float" office:value="11310074" calcext:value-type="float">
            <text:p><text:s text:c="3"/>11,310,074</text:p>
          </table:table-cell>
          <table:table-cell table:style-name="ce52" table:formula="of:=ROUND([.H16]/[.I16]*100;0)" office:value-type="float" office:value="102" calcext:value-type="float">
            <text:p><text:s text:c="3"/>102</text:p>
          </table:table-cell>
          <table:table-cell table:style-name="ce52" table:formula="of:=ROUND([.G16]/[.B16];0)" office:value-type="float" office:value="633" calcext:value-type="float">
            <text:p><text:s text:c="3"/>633</text:p>
          </table:table-cell>
          <table:table-cell table:style-name="ce65" table:formula="of:=ROUND([.G16]/[.F16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1" calcext:value-type="float">
            <text:p><text:s text:c="3"/>147,321</text:p>
          </table:table-cell>
          <table:table-cell table:style-name="ce31" office:value-type="float" office:value="7457026" calcext:value-type="float">
            <text:p><text:s text:c="3"/>7,457,026</text:p>
          </table:table-cell>
          <table:table-cell table:style-name="ce41" table:formula="of:=[.H17]+[.I17]" office:value-type="float" office:value="22911292" calcext:value-type="float">
            <text:p><text:s text:c="3"/>22,911,292</text:p>
          </table:table-cell>
          <table:table-cell table:style-name="ce31" office:value-type="float" office:value="11594232" calcext:value-type="float">
            <text:p><text:s text:c="3"/>11,594,232</text:p>
          </table:table-cell>
          <table:table-cell table:style-name="ce31" office:value-type="float" office:value="11317060" calcext:value-type="float">
            <text:p><text:s text:c="3"/>11,317,060</text:p>
          </table:table-cell>
          <table:table-cell table:style-name="ce52" table:formula="of:=ROUND([.H17]/[.I17]*100;0)" office:value-type="float" office:value="102" calcext:value-type="float">
            <text:p><text:s text:c="3"/>102</text:p>
          </table:table-cell>
          <table:table-cell table:style-name="ce52" table:formula="of:=ROUND([.G17]/[.B17];0)" office:value-type="float" office:value="633" calcext:value-type="float">
            <text:p><text:s text:c="3"/>633</text:p>
          </table:table-cell>
          <table:table-cell table:style-name="ce65" table:formula="of:=ROUND([.G17]/[.F17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69" calcext:value-type="float">
            <text:p><text:s text:c="3"/>147,369</text:p>
          </table:table-cell>
          <table:table-cell table:style-name="ce31" office:value-type="float" office:value="7472010" calcext:value-type="float">
            <text:p><text:s text:c="3"/>7,472,010</text:p>
          </table:table-cell>
          <table:table-cell table:style-name="ce41" table:formula="of:=[.H18]+[.I18]" office:value-type="float" office:value="22920250" calcext:value-type="float">
            <text:p><text:s text:c="3"/>22,920,250</text:p>
          </table:table-cell>
          <table:table-cell table:style-name="ce31" office:value-type="float" office:value="11596716" calcext:value-type="float">
            <text:p><text:s text:c="3"/>11,596,716</text:p>
          </table:table-cell>
          <table:table-cell table:style-name="ce31" office:value-type="float" office:value="11323534" calcext:value-type="float">
            <text:p><text:s text:c="3"/>11,323,534</text:p>
          </table:table-cell>
          <table:table-cell table:style-name="ce52" table:formula="of:=ROUND([.H18]/[.I18]*100;0)" office:value-type="float" office:value="102" calcext:value-type="float">
            <text:p><text:s text:c="3"/>102</text:p>
          </table:table-cell>
          <table:table-cell table:style-name="ce52" table:formula="of:=ROUND([.G18]/[.B18];0)" office:value-type="float" office:value="633" calcext:value-type="float">
            <text:p><text:s text:c="3"/>633</text:p>
          </table:table-cell>
          <table:table-cell table:style-name="ce65" table:formula="of:=ROUND([.G18]/[.F18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19]+[.I19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19]/[.I19]*100;0)" office:value-type="float" office:value="102" calcext:value-type="float">
            <text:p><text:s text:c="3"/>102</text:p>
          </table:table-cell>
          <table:table-cell table:style-name="ce52" table:formula="of:=ROUND([.G19]/[.B19];0)" office:value-type="float" office:value="634" calcext:value-type="float">
            <text:p><text:s text:c="3"/>634</text:p>
          </table:table-cell>
          <table:table-cell table:style-name="ce65" table:formula="of:=ROUND([.G19]/[.F19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20]+[.I20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20]/[.I20]*100;0)" office:value-type="float" office:value="102" calcext:value-type="float">
            <text:p><text:s text:c="3"/>102</text:p>
          </table:table-cell>
          <table:table-cell table:style-name="ce52" table:formula="of:=ROUND([.G20]/[.B20];0)" office:value-type="float" office:value="634" calcext:value-type="float">
            <text:p><text:s text:c="3"/>634</text:p>
          </table:table-cell>
          <table:table-cell table:style-name="ce65" table:formula="of:=ROUND([.G20]/[.F20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21]+[.I21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21]/[.I21]*100;0)" office:value-type="float" office:value="102" calcext:value-type="float">
            <text:p><text:s text:c="3"/>102</text:p>
          </table:table-cell>
          <table:table-cell table:style-name="ce52" table:formula="of:=ROUND([.G21]/[.B21];0)" office:value-type="float" office:value="634" calcext:value-type="float">
            <text:p><text:s text:c="3"/>634</text:p>
          </table:table-cell>
          <table:table-cell table:style-name="ce65" table:formula="of:=ROUND([.G21]/[.F21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22]+[.I22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22]/[.I22]*100;0)" office:value-type="float" office:value="102" calcext:value-type="float">
            <text:p><text:s text:c="3"/>102</text:p>
          </table:table-cell>
          <table:table-cell table:style-name="ce52" table:formula="of:=ROUND([.G22]/[.B22];0)" office:value-type="float" office:value="634" calcext:value-type="float">
            <text:p><text:s text:c="3"/>634</text:p>
          </table:table-cell>
          <table:table-cell table:style-name="ce65" table:formula="of:=ROUND([.G22]/[.F22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4]+[.I24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5" calcext:value-type="float">
            <text:p><text:s text:c="3"/>635</text:p>
          </table:table-cell>
          <table:table-cell table:style-name="ce66" table:formula="of:=ROUND([.G24]/[.F24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5]+[.I25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5" calcext:value-type="float">
            <text:p><text:s text:c="3"/>635</text:p>
          </table:table-cell>
          <table:table-cell table:style-name="ce66" table:formula="of:=ROUND([.G25]/[.F25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6]+[.I26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5" calcext:value-type="float">
            <text:p><text:s text:c="3"/>635</text:p>
          </table:table-cell>
          <table:table-cell table:style-name="ce66" table:formula="of:=ROUND([.G26]/[.F26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7]+[.I27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5" calcext:value-type="float">
            <text:p><text:s text:c="3"/>635</text:p>
          </table:table-cell>
          <table:table-cell table:style-name="ce66" table:formula="of:=ROUND([.G27]/[.F27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五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16" calcext:value-type="float">
            <text:p><text:s text:c="3"/>147,516</text:p>
          </table:table-cell>
          <table:table-cell table:style-name="ce33" office:value-type="float" office:value="7561422" calcext:value-type="float">
            <text:p><text:s text:c="3"/>7,561,422</text:p>
          </table:table-cell>
          <table:table-cell table:style-name="ce43" table:formula="of:=[.H28]+[.I28]" office:value-type="float" office:value="22988428" calcext:value-type="float">
            <text:p><text:s text:c="3"/>22,988,428</text:p>
          </table:table-cell>
          <table:table-cell table:style-name="ce33" office:value-type="float" office:value="11614850" calcext:value-type="float">
            <text:p><text:s text:c="3"/>11,614,850</text:p>
          </table:table-cell>
          <table:table-cell table:style-name="ce33" office:value-type="float" office:value="11373578" calcext:value-type="float">
            <text:p><text:s text:c="3"/>11,373,578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5" calcext:value-type="float">
            <text:p><text:s text:c="3"/>635</text:p>
          </table:table-cell>
          <table:table-cell table:style-name="ce66" table:formula="of:=ROUND([.G28]/[.F28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-0.0127746550843127" calcext:value-type="float">
            <text:p><text:s text:c="3"/>－0.01</text:p>
          </table:table-cell>
          <table:table-cell table:style-name="ce23" table:formula="of:=([.E28]-[.E15])/[.E15]*100" office:value-type="float" office:value="0.131004663222986" calcext:value-type="float">
            <text:p><text:s/>0.13</text:p>
          </table:table-cell>
          <table:table-cell table:style-name="ce23" table:formula="of:=([.F28]-[.F15])/[.F15]*100" office:value-type="float" office:value="1.72504532370733" calcext:value-type="float">
            <text:p><text:s/>1.73</text:p>
          </table:table-cell>
          <table:table-cell table:style-name="ce23" table:formula="of:=([.G28]-[.G15])/[.G15]*100" office:value-type="float" office:value="0.411216197510968" calcext:value-type="float">
            <text:p><text:s/>0.41</text:p>
          </table:table-cell>
          <table:table-cell table:style-name="ce23" table:formula="of:=([.H28]-[.H15])/[.H15]*100" office:value-type="float" office:value="0.217288382832742" calcext:value-type="float">
            <text:p><text:s/>0.22</text:p>
          </table:table-cell>
          <table:table-cell table:style-name="ce23" table:formula="of:=([.I28]-[.I15])/[.I15]*100" office:value-type="float" office:value="0.610033989655199" calcext:value-type="float">
            <text:p><text:s/>0.61</text:p>
          </table:table-cell>
          <table:table-cell table:style-name="ce23" table:formula="of:=([.J28]-[.J15])/[.J15]*100" office:value-type="float" office:value="-0.970873786407767" calcext:value-type="float">
            <text:p><text:s text:c="3"/>－0.97</text:p>
          </table:table-cell>
          <table:table-cell table:style-name="ce23" table:formula="of:=([.K28]-[.K15])/[.K15]*100" office:value-type="float" office:value="0.315955766192733" calcext:value-type="float">
            <text:p><text:s/>0.32</text:p>
          </table:table-cell>
          <table:table-cell table:style-name="ce67" table:formula="of:=([.L28]-[.L15])/[.L15]*100" office:value-type="float" office:value="-1.2987012987013" calcext:value-type="float">
            <text:p><text:s text:c="3"/>－1.30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176283137839854" calcext:value-type="float">
            <text:p><text:s/>0.02</text:p>
          </table:table-cell>
          <table:table-cell table:style-name="ce24" table:formula="of:=([.F28]-[.F27])/[.F27]*100" office:value-type="float" office:value="0.204984021901008" calcext:value-type="float">
            <text:p><text:s/>0.20</text:p>
          </table:table-cell>
          <table:table-cell table:style-name="ce24" table:formula="of:=([.G28]-[.G27])/[.G27]*100" office:value-type="float" office:value="0.0223727799410406" calcext:value-type="float">
            <text:p><text:s/>0.02</text:p>
          </table:table-cell>
          <table:table-cell table:style-name="ce24" table:formula="of:=([.H28]-[.H27])/[.H27]*100" office:value-type="float" office:value="0.00817985345146764" calcext:value-type="float">
            <text:p><text:s/>0.01</text:p>
          </table:table-cell>
          <table:table-cell table:style-name="ce24" table:formula="of:=([.I28]-[.I27])/[.I27]*100" office:value-type="float" office:value="0.0368709444819624" calcext:value-type="float">
            <text:p><text:s/>0.04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-0.327868852459009" calcext:value-type="float">
            <text:p><text:s text:c="3"/>－0.33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5 月 底" calcext:value-type="string" table:number-columns-spanned="12" table:number-rows-spanned="1">
            <text:p><text:s text:c="2"/>中 華 民 國 97 年 5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16" calcext:value-type="float">
            <text:p><text:s text:c="3"/>147,516</text:p>
          </table:table-cell>
          <table:table-cell table:style-name="ce30" table:formula="of:=[.F6]+[.F31]" office:value-type="float" office:value="7561422" calcext:value-type="float">
            <text:p><text:s text:c="3"/>7,561,422</text:p>
          </table:table-cell>
          <table:table-cell table:style-name="ce30" table:formula="of:=[.G6]+[.G31]" office:value-type="float" office:value="22988428" calcext:value-type="float">
            <text:p><text:s text:c="3"/>22,988,428</text:p>
          </table:table-cell>
          <table:table-cell table:style-name="ce28" table:formula="of:=[.H6]+[.H31]" office:value-type="float" office:value="11614850" calcext:value-type="float">
            <text:p><text:s text:c="3"/>11,614,850</text:p>
          </table:table-cell>
          <table:table-cell table:style-name="ce37" table:formula="of:=[.I6]+[.I31]" office:value-type="float" office:value="11373578" calcext:value-type="float">
            <text:p><text:s text:c="3"/>11,373,578</text:p>
          </table:table-cell>
          <table:table-cell table:style-name="ce90" table:formula="of:=[.H5]/[.I5]*100" office:value-type="float" office:value="102.121337717999" calcext:value-type="float">
            <text:p><text:s/>102 </text:p>
          </table:table-cell>
          <table:table-cell table:style-name="ce90" table:formula="of:=[.G5]/[.B5]" office:value-type="float" office:value="635.223609717789" calcext:value-type="float">
            <text:p><text:s/>635 </text:p>
          </table:table-cell>
          <table:table-cell table:style-name="ce97" table:formula="of:=[.G5]/[.F5]" office:value-type="float" office:value="3.04022550255759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623" calcext:value-type="float">
            <text:p><text:s text:c="3"/>146,623</text:p>
          </table:table-cell>
          <table:table-cell table:style-name="ce38" table:formula="of:=[.F7]+[.F29]+[.F30]" office:value-type="float" office:value="7529874" calcext:value-type="float">
            <text:p><text:s text:c="3"/>7,529,874</text:p>
          </table:table-cell>
          <table:table-cell table:style-name="ce38" table:formula="of:=[.G7]+[.G29]+[.G30]" office:value-type="float" office:value="22895392" calcext:value-type="float">
            <text:p><text:s text:c="3"/>22,895,392</text:p>
          </table:table-cell>
          <table:table-cell table:style-name="ce29" table:formula="of:=[.H7]+[.H29]+[.H30]" office:value-type="float" office:value="11564838" calcext:value-type="float">
            <text:p><text:s text:c="3"/>11,564,838</text:p>
          </table:table-cell>
          <table:table-cell table:style-name="ce89" table:formula="of:=[.I7]+[.I29]+[.I30]" office:value-type="float" office:value="11330554" calcext:value-type="float">
            <text:p><text:s text:c="3"/>11,330,554</text:p>
          </table:table-cell>
          <table:table-cell table:style-name="ce90" table:formula="of:=[.H6]/[.I6]*100" office:value-type="float" office:value="102.067718842344" calcext:value-type="float">
            <text:p><text:s/>102 </text:p>
          </table:table-cell>
          <table:table-cell table:style-name="ce90" table:formula="of:=[.G6]/[.B6]" office:value-type="float" office:value="635.873963345303" calcext:value-type="float">
            <text:p><text:s/>636 </text:p>
          </table:table-cell>
          <table:table-cell table:style-name="ce97" table:formula="of:=[.G6]/[.F6]" office:value-type="float" office:value="3.04060758519996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16" calcext:value-type="float">
            <text:p><text:s text:c="3"/>128,716</text:p>
          </table:table-cell>
          <table:table-cell table:style-name="ce38" table:formula="of:=SUM([.F8:.F28])" office:value-type="float" office:value="6014585" calcext:value-type="float">
            <text:p><text:s text:c="3"/>6,014,585</text:p>
          </table:table-cell>
          <table:table-cell table:style-name="ce38" table:formula="of:=SUM([.G8:.G28])" office:value-type="float" office:value="18742221" calcext:value-type="float">
            <text:p><text:s text:c="3"/>18,742,221</text:p>
          </table:table-cell>
          <table:table-cell table:style-name="ce29" table:formula="of:=SUM([.H8:.H28])" office:value-type="float" office:value="9531063" calcext:value-type="float">
            <text:p><text:s text:c="3"/>9,531,063</text:p>
          </table:table-cell>
          <table:table-cell table:style-name="ce89" table:formula="of:=SUM([.I8:.I28])" office:value-type="float" office:value="9211158" calcext:value-type="float">
            <text:p><text:s text:c="3"/>9,211,158</text:p>
          </table:table-cell>
          <table:table-cell table:style-name="ce90" table:formula="of:=[.H7]/[.I7]*100" office:value-type="float" office:value="103.473016096348" calcext:value-type="float">
            <text:p><text:s/>103 </text:p>
          </table:table-cell>
          <table:table-cell table:style-name="ce90" table:formula="of:=[.G7]/[.B7]" office:value-type="float" office:value="526.751164891322" calcext:value-type="float">
            <text:p><text:s/>527 </text:p>
          </table:table-cell>
          <table:table-cell table:style-name="ce97" table:formula="of:=[.G7]/[.F7]" office:value-type="float" office:value="3.11612871045966" calcext:value-type="float">
            <text:p><text:s/>3.1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83" calcext:value-type="float">
            <text:p><text:s text:c="3"/>21,683</text:p>
          </table:table-cell>
          <table:table-cell table:style-name="ce31" office:value-type="float" office:value="1319376" calcext:value-type="float">
            <text:p><text:s text:c="3"/>1,319,376</text:p>
          </table:table-cell>
          <table:table-cell table:style-name="ce31" table:formula="of:=[.H8]+[.I8]" office:value-type="float" office:value="3808875" calcext:value-type="float">
            <text:p><text:s text:c="3"/>3,808,875</text:p>
          </table:table-cell>
          <table:table-cell table:style-name="ce31" office:value-type="float" office:value="1903025" calcext:value-type="float">
            <text:p><text:s text:c="3"/>1,903,025</text:p>
          </table:table-cell>
          <table:table-cell table:style-name="ce31" office:value-type="float" office:value="1905850" calcext:value-type="float">
            <text:p><text:s text:c="3"/>1,905,850</text:p>
          </table:table-cell>
          <table:table-cell table:style-name="ce91" table:formula="of:=[.H8]/[.I8]*100" office:value-type="float" office:value="99.8517721751449" calcext:value-type="float">
            <text:p><text:s/>100 </text:p>
          </table:table-cell>
          <table:table-cell table:style-name="ce91" table:formula="of:=[.G8]/[.B8]" office:value-type="float" office:value="1855.66442250086" calcext:value-type="float">
            <text:p><text:s/>1,856 </text:p>
          </table:table-cell>
          <table:table-cell table:style-name="ce98" table:formula="of:=[.G8]/[.F8]" office:value-type="float" office:value="2.88687606868702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7985" calcext:value-type="float">
            <text:p><text:s text:c="3"/>147,985</text:p>
          </table:table-cell>
          <table:table-cell table:style-name="ce31" table:formula="of:=[.H9]+[.I9]" office:value-type="float" office:value="460918" calcext:value-type="float">
            <text:p><text:s text:c="3"/>460,918</text:p>
          </table:table-cell>
          <table:table-cell table:style-name="ce31" office:value-type="float" office:value="235932" calcext:value-type="float">
            <text:p><text:s text:c="3"/>235,932</text:p>
          </table:table-cell>
          <table:table-cell table:style-name="ce31" office:value-type="float" office:value="224986" calcext:value-type="float">
            <text:p><text:s text:c="3"/>224,986</text:p>
          </table:table-cell>
          <table:table-cell table:style-name="ce91" table:formula="of:=[.H9]/[.I9]*100" office:value-type="float" office:value="104.865191611923" calcext:value-type="float">
            <text:p><text:s/>105 </text:p>
          </table:table-cell>
          <table:table-cell table:style-name="ce91" table:formula="of:=[.G9]/[.B9]" office:value-type="float" office:value="215.018008512776" calcext:value-type="float">
            <text:p><text:s/>215 </text:p>
          </table:table-cell>
          <table:table-cell table:style-name="ce98" table:formula="of:=[.G9]/[.F9]" office:value-type="float" office:value="3.11462648241376" calcext:value-type="float">
            <text:p><text:s/>3.1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25615" calcext:value-type="float">
            <text:p><text:s text:c="3"/>625,615</text:p>
          </table:table-cell>
          <table:table-cell table:style-name="ce31" table:formula="of:=[.H10]+[.I10]" office:value-type="float" office:value="1943756" calcext:value-type="float">
            <text:p><text:s text:c="3"/>1,943,756</text:p>
          </table:table-cell>
          <table:table-cell table:style-name="ce31" office:value-type="float" office:value="985229" calcext:value-type="float">
            <text:p><text:s text:c="3"/>985,229</text:p>
          </table:table-cell>
          <table:table-cell table:style-name="ce31" office:value-type="float" office:value="958527" calcext:value-type="float">
            <text:p><text:s text:c="3"/>958,527</text:p>
          </table:table-cell>
          <table:table-cell table:style-name="ce91" table:formula="of:=[.H10]/[.I10]*100" office:value-type="float" office:value="102.785732691933" calcext:value-type="float">
            <text:p><text:s/>103 </text:p>
          </table:table-cell>
          <table:table-cell table:style-name="ce91" table:formula="of:=[.G10]/[.B10]" office:value-type="float" office:value="1591.99773292032" calcext:value-type="float">
            <text:p><text:s/>1,592 </text:p>
          </table:table-cell>
          <table:table-cell table:style-name="ce98" table:formula="of:=[.G10]/[.F10]" office:value-type="float" office:value="3.10695235887886" calcext:value-type="float">
            <text:p><text:s/>3.1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49469" calcext:value-type="float">
            <text:p><text:s text:c="3"/>149,469</text:p>
          </table:table-cell>
          <table:table-cell table:style-name="ce31" table:formula="of:=[.H11]+[.I11]" office:value-type="float" office:value="498777" calcext:value-type="float">
            <text:p><text:s text:c="3"/>498,777</text:p>
          </table:table-cell>
          <table:table-cell table:style-name="ce31" office:value-type="float" office:value="257903" calcext:value-type="float">
            <text:p><text:s text:c="3"/>257,903</text:p>
          </table:table-cell>
          <table:table-cell table:style-name="ce31" office:value-type="float" office:value="240874" calcext:value-type="float">
            <text:p><text:s text:c="3"/>240,874</text:p>
          </table:table-cell>
          <table:table-cell table:style-name="ce91" table:formula="of:=[.H11]/[.I11]*100" office:value-type="float" office:value="107.06967128042" calcext:value-type="float">
            <text:p><text:s/>107 </text:p>
          </table:table-cell>
          <table:table-cell table:style-name="ce91" table:formula="of:=[.G11]/[.B11]" office:value-type="float" office:value="349.396922769562" calcext:value-type="float">
            <text:p><text:s/>349 </text:p>
          </table:table-cell>
          <table:table-cell table:style-name="ce98" table:formula="of:=[.G11]/[.F11]" office:value-type="float" office:value="3.33699295506092" calcext:value-type="float">
            <text:p><text:s/>3.34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591" calcext:value-type="float">
            <text:p><text:s text:c="3"/>4,591</text:p>
          </table:table-cell>
          <table:table-cell table:style-name="ce31" office:value-type="float" office:value="164392" calcext:value-type="float">
            <text:p><text:s text:c="3"/>164,392</text:p>
          </table:table-cell>
          <table:table-cell table:style-name="ce31" table:formula="of:=[.H12]+[.I12]" office:value-type="float" office:value="559861" calcext:value-type="float">
            <text:p><text:s text:c="3"/>559,861</text:p>
          </table:table-cell>
          <table:table-cell table:style-name="ce31" office:value-type="float" office:value="292219" calcext:value-type="float">
            <text:p><text:s text:c="3"/>292,219</text:p>
          </table:table-cell>
          <table:table-cell table:style-name="ce31" office:value-type="float" office:value="267642" calcext:value-type="float">
            <text:p><text:s text:c="3"/>267,642</text:p>
          </table:table-cell>
          <table:table-cell table:style-name="ce91" table:formula="of:=[.H12]/[.I12]*100" office:value-type="float" office:value="109.182788949418" calcext:value-type="float">
            <text:p><text:s/>109 </text:p>
          </table:table-cell>
          <table:table-cell table:style-name="ce91" table:formula="of:=[.G12]/[.B12]" office:value-type="float" office:value="307.562718955934" calcext:value-type="float">
            <text:p><text:s/>308 </text:p>
          </table:table-cell>
          <table:table-cell table:style-name="ce98" table:formula="of:=[.G12]/[.F12]" office:value-type="float" office:value="3.40564626015865" calcext:value-type="float">
            <text:p><text:s/>3.4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2" calcext:value-type="float">
            <text:p><text:s text:c="3"/>7,732</text:p>
          </table:table-cell>
          <table:table-cell table:style-name="ce31" office:value-type="float" office:value="445734" calcext:value-type="float">
            <text:p><text:s text:c="3"/>445,734</text:p>
          </table:table-cell>
          <table:table-cell table:style-name="ce31" table:formula="of:=[.H13]+[.I13]" office:value-type="float" office:value="1552886" calcext:value-type="float">
            <text:p><text:s text:c="3"/>1,552,886</text:p>
          </table:table-cell>
          <table:table-cell table:style-name="ce31" office:value-type="float" office:value="789876" calcext:value-type="float">
            <text:p><text:s text:c="3"/>789,876</text:p>
          </table:table-cell>
          <table:table-cell table:style-name="ce31" office:value-type="float" office:value="763010" calcext:value-type="float">
            <text:p><text:s text:c="3"/>763,010</text:p>
          </table:table-cell>
          <table:table-cell table:style-name="ce91" table:formula="of:=[.H13]/[.I13]*100" office:value-type="float" office:value="103.521054769924" calcext:value-type="float">
            <text:p><text:s/>104 </text:p>
          </table:table-cell>
          <table:table-cell table:style-name="ce91" table:formula="of:=[.G13]/[.B13]" office:value-type="float" office:value="756.962125522406" calcext:value-type="float">
            <text:p><text:s/>757 </text:p>
          </table:table-cell>
          <table:table-cell table:style-name="ce98" table:formula="of:=[.G13]/[.F13]" office:value-type="float" office:value="3.4838850076503" calcext:value-type="float">
            <text:p><text:s/>3.4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8" calcext:value-type="float">
            <text:p><text:s text:c="3"/>9,048</text:p>
          </table:table-cell>
          <table:table-cell table:style-name="ce31" office:value-type="float" office:value="349945" calcext:value-type="float">
            <text:p><text:s text:c="3"/>349,945</text:p>
          </table:table-cell>
          <table:table-cell table:style-name="ce31" table:formula="of:=[.H14]+[.I14]" office:value-type="float" office:value="1313264" calcext:value-type="float">
            <text:p><text:s text:c="3"/>1,313,264</text:p>
          </table:table-cell>
          <table:table-cell table:style-name="ce31" office:value-type="float" office:value="676924" calcext:value-type="float">
            <text:p><text:s text:c="3"/>676,924</text:p>
          </table:table-cell>
          <table:table-cell table:style-name="ce31" office:value-type="float" office:value="636340" calcext:value-type="float">
            <text:p><text:s text:c="3"/>636,340</text:p>
          </table:table-cell>
          <table:table-cell table:style-name="ce91" table:formula="of:=[.H14]/[.I14]*100" office:value-type="float" office:value="106.377722601125" calcext:value-type="float">
            <text:p><text:s/>106 </text:p>
          </table:table-cell>
          <table:table-cell table:style-name="ce91" table:formula="of:=[.G14]/[.B14]" office:value-type="float" office:value="1222.32770784701" calcext:value-type="float">
            <text:p><text:s/>1,222 </text:p>
          </table:table-cell>
          <table:table-cell table:style-name="ce98" table:formula="of:=[.G14]/[.F14]" office:value-type="float" office:value="3.75277257854806" calcext:value-type="float">
            <text:p><text:s/>3.7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3" calcext:value-type="float">
            <text:p><text:s text:c="3"/>4,253</text:p>
          </table:table-cell>
          <table:table-cell table:style-name="ce31" office:value-type="float" office:value="165189" calcext:value-type="float">
            <text:p><text:s text:c="3"/>165,189</text:p>
          </table:table-cell>
          <table:table-cell table:style-name="ce31" table:formula="of:=[.H15]+[.I15]" office:value-type="float" office:value="532883" calcext:value-type="float">
            <text:p><text:s text:c="3"/>532,883</text:p>
          </table:table-cell>
          <table:table-cell table:style-name="ce31" office:value-type="float" office:value="275707" calcext:value-type="float">
            <text:p><text:s text:c="3"/>275,707</text:p>
          </table:table-cell>
          <table:table-cell table:style-name="ce31" office:value-type="float" office:value="257176" calcext:value-type="float">
            <text:p><text:s text:c="3"/>257,176</text:p>
          </table:table-cell>
          <table:table-cell table:style-name="ce91" table:formula="of:=[.H15]/[.I15]*100" office:value-type="float" office:value="107.205571281924" calcext:value-type="float">
            <text:p><text:s/>107 </text:p>
          </table:table-cell>
          <table:table-cell table:style-name="ce91" table:formula="of:=[.G15]/[.B15]" office:value-type="float" office:value="129.767759682606" calcext:value-type="float">
            <text:p><text:s/>130 </text:p>
          </table:table-cell>
          <table:table-cell table:style-name="ce98" table:formula="of:=[.G15]/[.F15]" office:value-type="float" office:value="3.22589881892862" calcext:value-type="float">
            <text:p><text:s/>3.2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0471" calcext:value-type="float">
            <text:p><text:s text:c="3"/>220,471</text:p>
          </table:table-cell>
          <table:table-cell table:style-name="ce31" table:formula="of:=[.H16]+[.I16]" office:value-type="float" office:value="725468" calcext:value-type="float">
            <text:p><text:s text:c="3"/>725,468</text:p>
          </table:table-cell>
          <table:table-cell table:style-name="ce31" office:value-type="float" office:value="380659" calcext:value-type="float">
            <text:p><text:s text:c="3"/>380,659</text:p>
          </table:table-cell>
          <table:table-cell table:style-name="ce31" office:value-type="float" office:value="344809" calcext:value-type="float">
            <text:p><text:s text:c="3"/>344,809</text:p>
          </table:table-cell>
          <table:table-cell table:style-name="ce91" table:formula="of:=[.H16]/[.I16]*100" office:value-type="float" office:value="110.397060401556" calcext:value-type="float">
            <text:p><text:s/>110 </text:p>
          </table:table-cell>
          <table:table-cell table:style-name="ce91" table:formula="of:=[.G16]/[.B16]" office:value-type="float" office:value="562.015554921684" calcext:value-type="float">
            <text:p><text:s/>562 </text:p>
          </table:table-cell>
          <table:table-cell table:style-name="ce98" table:formula="of:=[.G16]/[.F16]" office:value-type="float" office:value="3.29053707743876" calcext:value-type="float">
            <text:p><text:s/>3.2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69883" calcext:value-type="float">
            <text:p><text:s text:c="3"/>169,883</text:p>
          </table:table-cell>
          <table:table-cell table:style-name="ce31" table:formula="of:=[.H17]+[.I17]" office:value-type="float" office:value="549454" calcext:value-type="float">
            <text:p><text:s text:c="3"/>549,454</text:p>
          </table:table-cell>
          <table:table-cell table:style-name="ce31" office:value-type="float" office:value="288021" calcext:value-type="float">
            <text:p><text:s text:c="3"/>288,021</text:p>
          </table:table-cell>
          <table:table-cell table:style-name="ce31" office:value-type="float" office:value="261433" calcext:value-type="float">
            <text:p><text:s text:c="3"/>261,433</text:p>
          </table:table-cell>
          <table:table-cell table:style-name="ce91" table:formula="of:=[.H17]/[.I17]*100" office:value-type="float" office:value="110.170100943645" calcext:value-type="float">
            <text:p><text:s/>110 </text:p>
          </table:table-cell>
          <table:table-cell table:style-name="ce91" table:formula="of:=[.G17]/[.B17]" office:value-type="float" office:value="288.931599773884" calcext:value-type="float">
            <text:p><text:s/>289 </text:p>
          </table:table-cell>
          <table:table-cell table:style-name="ce98" table:formula="of:=[.G17]/[.F17]" office:value-type="float" office:value="3.23430831807774" calcext:value-type="float">
            <text:p><text:s/>3.2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5233" calcext:value-type="float">
            <text:p><text:s text:c="3"/>355,233</text:p>
          </table:table-cell>
          <table:table-cell table:style-name="ce31" table:formula="of:=[.H18]+[.I18]" office:value-type="float" office:value="1104691" calcext:value-type="float">
            <text:p><text:s text:c="3"/>1,104,691</text:p>
          </table:table-cell>
          <table:table-cell table:style-name="ce31" office:value-type="float" office:value="566565" calcext:value-type="float">
            <text:p><text:s text:c="3"/>566,565</text:p>
          </table:table-cell>
          <table:table-cell table:style-name="ce31" office:value-type="float" office:value="538126" calcext:value-type="float">
            <text:p><text:s text:c="3"/>538,126</text:p>
          </table:table-cell>
          <table:table-cell table:style-name="ce91" table:formula="of:=[.H18]/[.I18]*100" office:value-type="float" office:value="105.284821770366" calcext:value-type="float">
            <text:p><text:s/>105 </text:p>
          </table:table-cell>
          <table:table-cell table:style-name="ce91" table:formula="of:=[.G18]/[.B18]" office:value-type="float" office:value="547.959767014756" calcext:value-type="float">
            <text:p><text:s/>548 </text:p>
          </table:table-cell>
          <table:table-cell table:style-name="ce98" table:formula="of:=[.G18]/[.F18]" office:value-type="float" office:value="3.10976457705224" calcext:value-type="float">
            <text:p><text:s/>3.1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3" calcext:value-type="float">
            <text:p><text:s text:c="3"/>9,353</text:p>
          </table:table-cell>
          <table:table-cell table:style-name="ce31" office:value-type="float" office:value="416686" calcext:value-type="float">
            <text:p><text:s text:c="3"/>416,686</text:p>
          </table:table-cell>
          <table:table-cell table:style-name="ce31" table:formula="of:=[.H19]+[.I19]" office:value-type="float" office:value="1243192" calcext:value-type="float">
            <text:p><text:s text:c="3"/>1,243,192</text:p>
          </table:table-cell>
          <table:table-cell table:style-name="ce31" office:value-type="float" office:value="639818" calcext:value-type="float">
            <text:p><text:s text:c="3"/>639,818</text:p>
          </table:table-cell>
          <table:table-cell table:style-name="ce31" office:value-type="float" office:value="603374" calcext:value-type="float">
            <text:p><text:s text:c="3"/>603,374</text:p>
          </table:table-cell>
          <table:table-cell table:style-name="ce91" table:formula="of:=[.H19]/[.I19]*100" office:value-type="float" office:value="106.040034870578" calcext:value-type="float">
            <text:p><text:s/>106 </text:p>
          </table:table-cell>
          <table:table-cell table:style-name="ce91" table:formula="of:=[.G19]/[.B19]" office:value-type="float" office:value="445.161813349956" calcext:value-type="float">
            <text:p><text:s/>445 </text:p>
          </table:table-cell>
          <table:table-cell table:style-name="ce98" table:formula="of:=[.G19]/[.F19]" office:value-type="float" office:value="2.98352236456228" calcext:value-type="float">
            <text:p><text:s/>2.98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7987" calcext:value-type="float">
            <text:p><text:s text:c="3"/>267,987</text:p>
          </table:table-cell>
          <table:table-cell table:style-name="ce31" table:formula="of:=[.H20]+[.I20]" office:value-type="float" office:value="887275" calcext:value-type="float">
            <text:p><text:s text:c="3"/>887,275</text:p>
          </table:table-cell>
          <table:table-cell table:style-name="ce31" office:value-type="float" office:value="458438" calcext:value-type="float">
            <text:p><text:s text:c="3"/>458,438</text:p>
          </table:table-cell>
          <table:table-cell table:style-name="ce31" office:value-type="float" office:value="428837" calcext:value-type="float">
            <text:p><text:s text:c="3"/>428,837</text:p>
          </table:table-cell>
          <table:table-cell table:style-name="ce91" table:formula="of:=[.H20]/[.I20]*100" office:value-type="float" office:value="106.902622674816" calcext:value-type="float">
            <text:p><text:s/>107 </text:p>
          </table:table-cell>
          <table:table-cell table:style-name="ce91" table:formula="of:=[.G20]/[.B20]" office:value-type="float" office:value="319.669586431447" calcext:value-type="float">
            <text:p><text:s/>320 </text:p>
          </table:table-cell>
          <table:table-cell table:style-name="ce98" table:formula="of:=[.G20]/[.F20]" office:value-type="float" office:value="3.31088821472683" calcext:value-type="float">
            <text:p><text:s/>3.3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093" calcext:value-type="float">
            <text:p><text:s text:c="3"/>78,093</text:p>
          </table:table-cell>
          <table:table-cell table:style-name="ce31" table:formula="of:=[.H21]+[.I21]" office:value-type="float" office:value="232891" calcext:value-type="float">
            <text:p><text:s text:c="3"/>232,891</text:p>
          </table:table-cell>
          <table:table-cell table:style-name="ce31" office:value-type="float" office:value="122675" calcext:value-type="float">
            <text:p><text:s text:c="3"/>122,675</text:p>
          </table:table-cell>
          <table:table-cell table:style-name="ce31" office:value-type="float" office:value="110216" calcext:value-type="float">
            <text:p><text:s text:c="3"/>110,216</text:p>
          </table:table-cell>
          <table:table-cell table:style-name="ce91" table:formula="of:=[.H21]/[.I21]*100" office:value-type="float" office:value="111.30416636423" calcext:value-type="float">
            <text:p><text:s/>111 </text:p>
          </table:table-cell>
          <table:table-cell table:style-name="ce91" table:formula="of:=[.G21]/[.B21]" office:value-type="float" office:value="66.2515689484164" calcext:value-type="float">
            <text:p><text:s/>66 </text:p>
          </table:table-cell>
          <table:table-cell table:style-name="ce98" table:formula="of:=[.G21]/[.F21]" office:value-type="float" office:value="2.98222631990063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7532" calcext:value-type="float">
            <text:p><text:s text:c="3"/>117,532</text:p>
          </table:table-cell>
          <table:table-cell table:style-name="ce31" table:formula="of:=[.H22]+[.I22]" office:value-type="float" office:value="342700" calcext:value-type="float">
            <text:p><text:s text:c="3"/>342,700</text:p>
          </table:table-cell>
          <table:table-cell table:style-name="ce31" office:value-type="float" office:value="177859" calcext:value-type="float">
            <text:p><text:s text:c="3"/>177,859</text:p>
          </table:table-cell>
          <table:table-cell table:style-name="ce31" office:value-type="float" office:value="164841" calcext:value-type="float">
            <text:p><text:s text:c="3"/>164,841</text:p>
          </table:table-cell>
          <table:table-cell table:style-name="ce91" table:formula="of:=[.H22]/[.I22]*100" office:value-type="float" office:value="107.897307101995" calcext:value-type="float">
            <text:p><text:s/>108 </text:p>
          </table:table-cell>
          <table:table-cell table:style-name="ce91" table:formula="of:=[.G22]/[.B22]" office:value-type="float" office:value="74.0401239138279" calcext:value-type="float">
            <text:p><text:s/>74 </text:p>
          </table:table-cell>
          <table:table-cell table:style-name="ce98" table:formula="of:=[.G22]/[.F22]" office:value-type="float" office:value="2.91580165401763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8" calcext:value-type="float">
            <text:p><text:s text:c="3"/>1,408</text:p>
          </table:table-cell>
          <table:table-cell table:style-name="ce31" office:value-type="float" office:value="30753" calcext:value-type="float">
            <text:p><text:s text:c="3"/>30,753</text:p>
          </table:table-cell>
          <table:table-cell table:style-name="ce31" table:formula="of:=[.H23]+[.I23]" office:value-type="float" office:value="92458" calcext:value-type="float">
            <text:p><text:s text:c="3"/>92,458</text:p>
          </table:table-cell>
          <table:table-cell table:style-name="ce31" office:value-type="float" office:value="47722" calcext:value-type="float">
            <text:p><text:s text:c="3"/>47,722</text:p>
          </table:table-cell>
          <table:table-cell table:style-name="ce31" office:value-type="float" office:value="44736" calcext:value-type="float">
            <text:p><text:s text:c="3"/>44,736</text:p>
          </table:table-cell>
          <table:table-cell table:style-name="ce91" table:formula="of:=[.H23]/[.I23]*100" office:value-type="float" office:value="106.674713876967" calcext:value-type="float">
            <text:p><text:s/>107 </text:p>
          </table:table-cell>
          <table:table-cell table:style-name="ce91" table:formula="of:=[.G23]/[.B23]" office:value-type="float" office:value="728.795616726876" calcext:value-type="float">
            <text:p><text:s/>729 </text:p>
          </table:table-cell>
          <table:table-cell table:style-name="ce98" table:formula="of:=[.G23]/[.F23]" office:value-type="float" office:value="3.00647091340682" calcext:value-type="float">
            <text:p><text:s/>3.01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2993" calcext:value-type="float">
            <text:p><text:s text:c="3"/>142,993</text:p>
          </table:table-cell>
          <table:table-cell table:style-name="ce31" table:formula="of:=[.H24]+[.I24]" office:value-type="float" office:value="389600" calcext:value-type="float">
            <text:p><text:s text:c="3"/>389,600</text:p>
          </table:table-cell>
          <table:table-cell table:style-name="ce31" office:value-type="float" office:value="197287" calcext:value-type="float">
            <text:p><text:s text:c="3"/>197,287</text:p>
          </table:table-cell>
          <table:table-cell table:style-name="ce31" office:value-type="float" office:value="192313" calcext:value-type="float">
            <text:p><text:s text:c="3"/>192,313</text:p>
          </table:table-cell>
          <table:table-cell table:style-name="ce91" table:formula="of:=[.H24]/[.I24]*100" office:value-type="float" office:value="102.586408615122" calcext:value-type="float">
            <text:p><text:s/>103 </text:p>
          </table:table-cell>
          <table:table-cell table:style-name="ce91" table:formula="of:=[.G24]/[.B24]" office:value-type="float" office:value="2934.64317646501" calcext:value-type="float">
            <text:p><text:s/>2,935 </text:p>
          </table:table-cell>
          <table:table-cell table:style-name="ce98" table:formula="of:=[.G24]/[.F24]" office:value-type="float" office:value="2.72460889693901" calcext:value-type="float">
            <text:p><text:s/>2.7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1516" calcext:value-type="float">
            <text:p><text:s text:c="3"/>131,516</text:p>
          </table:table-cell>
          <table:table-cell table:style-name="ce31" table:formula="of:=[.H25]+[.I25]" office:value-type="float" office:value="401825" calcext:value-type="float">
            <text:p><text:s text:c="3"/>401,825</text:p>
          </table:table-cell>
          <table:table-cell table:style-name="ce31" office:value-type="float" office:value="200820" calcext:value-type="float">
            <text:p><text:s text:c="3"/>200,820</text:p>
          </table:table-cell>
          <table:table-cell table:style-name="ce31" office:value-type="float" office:value="201005" calcext:value-type="float">
            <text:p><text:s text:c="3"/>201,005</text:p>
          </table:table-cell>
          <table:table-cell table:style-name="ce91" table:formula="of:=[.H25]/[.I25]*100" office:value-type="float" office:value="99.9079624884953" calcext:value-type="float">
            <text:p><text:s/>100 </text:p>
          </table:table-cell>
          <table:table-cell table:style-name="ce91" table:formula="of:=[.G25]/[.B25]" office:value-type="float" office:value="3858.04098985527" calcext:value-type="float">
            <text:p><text:s/>3,858 </text:p>
          </table:table-cell>
          <table:table-cell table:style-name="ce98" table:formula="of:=[.G25]/[.F25]" office:value-type="float" office:value="3.05533167067125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07" calcext:value-type="float">
            <text:p><text:s text:c="3"/>5,207</text:p>
          </table:table-cell>
          <table:table-cell table:style-name="ce31" office:value-type="float" office:value="364859" calcext:value-type="float">
            <text:p><text:s text:c="3"/>364,859</text:p>
          </table:table-cell>
          <table:table-cell table:style-name="ce31" table:formula="of:=[.H26]+[.I26]" office:value-type="float" office:value="1061065" calcext:value-type="float">
            <text:p><text:s text:c="3"/>1,061,065</text:p>
          </table:table-cell>
          <table:table-cell table:style-name="ce31" office:value-type="float" office:value="518098" calcext:value-type="float">
            <text:p><text:s text:c="3"/>518,098</text:p>
          </table:table-cell>
          <table:table-cell table:style-name="ce31" office:value-type="float" office:value="542967" calcext:value-type="float">
            <text:p><text:s text:c="3"/>542,967</text:p>
          </table:table-cell>
          <table:table-cell table:style-name="ce91" table:formula="of:=[.H26]/[.I26]*100" office:value-type="float" office:value="95.4197953098439" calcext:value-type="float">
            <text:p><text:s/>95 </text:p>
          </table:table-cell>
          <table:table-cell table:style-name="ce91" table:formula="of:=[.G26]/[.B26]" office:value-type="float" office:value="6492.64864256273" calcext:value-type="float">
            <text:p><text:s/>6,493 </text:p>
          </table:table-cell>
          <table:table-cell table:style-name="ce98" table:formula="of:=[.G26]/[.F26]" office:value-type="float" office:value="2.90815081990577" calcext:value-type="float">
            <text:p><text:s/>2.9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1898" calcext:value-type="float">
            <text:p><text:s text:c="3"/>91,898</text:p>
          </table:table-cell>
          <table:table-cell table:style-name="ce31" table:formula="of:=[.H27]+[.I27]" office:value-type="float" office:value="273675" calcext:value-type="float">
            <text:p><text:s text:c="3"/>273,675</text:p>
          </table:table-cell>
          <table:table-cell table:style-name="ce31" office:value-type="float" office:value="135285" calcext:value-type="float">
            <text:p><text:s text:c="3"/>135,285</text:p>
          </table:table-cell>
          <table:table-cell table:style-name="ce31" office:value-type="float" office:value="138390" calcext:value-type="float">
            <text:p><text:s text:c="3"/>138,390</text:p>
          </table:table-cell>
          <table:table-cell table:style-name="ce91" table:formula="of:=[.H27]/[.I27]*100" office:value-type="float" office:value="97.7563407760676" calcext:value-type="float">
            <text:p><text:s/>98 </text:p>
          </table:table-cell>
          <table:table-cell table:style-name="ce91" table:formula="of:=[.G27]/[.B27]" office:value-type="float" office:value="4559.30469666276" calcext:value-type="float">
            <text:p><text:s/>4,559 </text:p>
          </table:table-cell>
          <table:table-cell table:style-name="ce98" table:formula="of:=[.G27]/[.F27]" office:value-type="float" office:value="2.97802998977127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58976" calcext:value-type="float">
            <text:p><text:s text:c="3"/>258,976</text:p>
          </table:table-cell>
          <table:table-cell table:style-name="ce31" table:formula="of:=[.H28]+[.I28]" office:value-type="float" office:value="766707" calcext:value-type="float">
            <text:p><text:s text:c="3"/>766,707</text:p>
          </table:table-cell>
          <table:table-cell table:style-name="ce31" office:value-type="float" office:value="381001" calcext:value-type="float">
            <text:p><text:s text:c="3"/>381,001</text:p>
          </table:table-cell>
          <table:table-cell table:style-name="ce31" office:value-type="float" office:value="385706" calcext:value-type="float">
            <text:p><text:s text:c="3"/>385,706</text:p>
          </table:table-cell>
          <table:table-cell table:style-name="ce91" table:formula="of:=[.H28]/[.I28]*100" office:value-type="float" office:value="98.7801589811929" calcext:value-type="float">
            <text:p><text:s/>99 </text:p>
          </table:table-cell>
          <table:table-cell table:style-name="ce91" table:formula="of:=[.G28]/[.B28]" office:value-type="float" office:value="4365.07945544893" calcext:value-type="float">
            <text:p><text:s/>4,365 </text:p>
          </table:table-cell>
          <table:table-cell table:style-name="ce98" table:formula="of:=[.G28]/[.F28]" office:value-type="float" office:value="2.96053302236501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88" calcext:value-type="float">
            <text:p><text:s text:c="3"/>9,488</text:p>
          </table:table-cell>
          <table:table-cell table:style-name="ce28" office:value-type="float" office:value="950430" calcext:value-type="float">
            <text:p><text:s text:c="3"/>950,430</text:p>
          </table:table-cell>
          <table:table-cell table:style-name="ce28" table:formula="of:=[.H29]+[.I29]" office:value-type="float" office:value="2630515" calcext:value-type="float">
            <text:p><text:s text:c="3"/>2,630,515</text:p>
          </table:table-cell>
          <table:table-cell table:style-name="ce28" office:value-type="float" office:value="1276788" calcext:value-type="float">
            <text:p><text:s text:c="3"/>1,276,788</text:p>
          </table:table-cell>
          <table:table-cell table:style-name="ce28" office:value-type="float" office:value="1353727" calcext:value-type="float">
            <text:p><text:s text:c="3"/>1,353,727</text:p>
          </table:table-cell>
          <table:table-cell table:style-name="ce90" table:formula="of:=[.H29]/[.I29]*100" office:value-type="float" office:value="94.3165054697144" calcext:value-type="float">
            <text:p><text:s/>94 </text:p>
          </table:table-cell>
          <table:table-cell table:style-name="ce90" table:formula="of:=[.G29]/[.B29]" office:value-type="float" office:value="9678.13798175642" calcext:value-type="float">
            <text:p><text:s/>9,678 </text:p>
          </table:table-cell>
          <table:table-cell table:style-name="ce97" table:formula="of:=[.G29]/[.F29]" office:value-type="float" office:value="2.76771040476416" calcext:value-type="float">
            <text:p><text:s/>2.77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19" calcext:value-type="float">
            <text:p><text:s text:c="3"/>8,419</text:p>
          </table:table-cell>
          <table:table-cell table:style-name="ce28" office:value-type="float" office:value="564859" calcext:value-type="float">
            <text:p><text:s text:c="3"/>564,859</text:p>
          </table:table-cell>
          <table:table-cell table:style-name="ce28" table:formula="of:=[.H30]+[.I30]" office:value-type="float" office:value="1522656" calcext:value-type="float">
            <text:p><text:s text:c="3"/>1,522,656</text:p>
          </table:table-cell>
          <table:table-cell table:style-name="ce28" office:value-type="float" office:value="756987" calcext:value-type="float">
            <text:p><text:s text:c="3"/>756,987</text:p>
          </table:table-cell>
          <table:table-cell table:style-name="ce28" office:value-type="float" office:value="765669" calcext:value-type="float">
            <text:p><text:s text:c="3"/>765,669</text:p>
          </table:table-cell>
          <table:table-cell table:style-name="ce90" table:formula="of:=[.H30]/[.I30]*100" office:value-type="float" office:value="98.8660896549292" calcext:value-type="float">
            <text:p><text:s/>99 </text:p>
          </table:table-cell>
          <table:table-cell table:style-name="ce90" table:formula="of:=[.G30]/[.B30]" office:value-type="float" office:value="9913.59615398388" calcext:value-type="float">
            <text:p><text:s/>9,914 </text:p>
          </table:table-cell>
          <table:table-cell table:style-name="ce97" table:formula="of:=[.G30]/[.F30]" office:value-type="float" office:value="2.69563908869293" calcext:value-type="float">
            <text:p><text:s/>2.70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548" calcext:value-type="float">
            <text:p><text:s text:c="3"/>31,548</text:p>
          </table:table-cell>
          <table:table-cell table:style-name="ce28" table:formula="of:=[.H31]+[.I31]" office:value-type="float" office:value="93036" calcext:value-type="float">
            <text:p><text:s text:c="3"/>93,036</text:p>
          </table:table-cell>
          <table:table-cell table:style-name="ce28" office:value-type="float" office:value="50012" calcext:value-type="float">
            <text:p><text:s text:c="3"/>50,012</text:p>
          </table:table-cell>
          <table:table-cell table:style-name="ce28" office:value-type="float" office:value="43024" calcext:value-type="float">
            <text:p><text:s text:c="3"/>43,024</text:p>
          </table:table-cell>
          <table:table-cell table:style-name="ce90" table:formula="of:=[.H31]/[.I31]*100" office:value-type="float" office:value="116.24209743399" calcext:value-type="float">
            <text:p><text:s/>116 </text:p>
          </table:table-cell>
          <table:table-cell table:style-name="ce90" table:formula="of:=[.G31]/[.B31]" office:value-type="float" office:value="515.560579864344" calcext:value-type="float">
            <text:p><text:s/>516 </text:p>
          </table:table-cell>
          <table:table-cell table:style-name="ce97" table:formula="of:=[.G31]/[.F31]" office:value-type="float" office:value="2.94903004944846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612" calcext:value-type="float">
            <text:p><text:s text:c="3"/>29,612</text:p>
          </table:table-cell>
          <table:table-cell table:style-name="ce31" table:formula="of:=[.H32]+[.I32]" office:value-type="float" office:value="83078" calcext:value-type="float">
            <text:p><text:s text:c="3"/>83,078</text:p>
          </table:table-cell>
          <table:table-cell table:style-name="ce31" office:value-type="float" office:value="44187" calcext:value-type="float">
            <text:p><text:s text:c="3"/>44,187</text:p>
          </table:table-cell>
          <table:table-cell table:style-name="ce31" office:value-type="float" office:value="38891" calcext:value-type="float">
            <text:p><text:s text:c="3"/>38,891</text:p>
          </table:table-cell>
          <table:table-cell table:style-name="ce91" table:formula="of:=[.H32]/[.I32]*100" office:value-type="float" office:value="113.617546476048" calcext:value-type="float">
            <text:p><text:s/>114 </text:p>
          </table:table-cell>
          <table:table-cell table:style-name="ce91" table:formula="of:=[.G32]/[.B32]" office:value-type="float" office:value="547.805559951469" calcext:value-type="float">
            <text:p><text:s/>548 </text:p>
          </table:table-cell>
          <table:table-cell table:style-name="ce98" table:formula="of:=[.G32]/[.F32]" office:value-type="float" office:value="2.80555180332298" calcext:value-type="float">
            <text:p><text:s/>2.81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36" calcext:value-type="float">
            <text:p><text:s text:c="3"/>1,936</text:p>
          </table:table-cell>
          <table:table-cell table:style-name="ce31" table:formula="of:=[.H33]+[.I33]" office:value-type="float" office:value="9958" calcext:value-type="float">
            <text:p><text:s text:c="3"/>9,958</text:p>
          </table:table-cell>
          <table:table-cell table:style-name="ce31" office:value-type="float" office:value="5825" calcext:value-type="float">
            <text:p><text:s text:c="3"/>5,825</text:p>
          </table:table-cell>
          <table:table-cell table:style-name="ce31" office:value-type="float" office:value="4133" calcext:value-type="float">
            <text:p><text:s text:c="3"/>4,133</text:p>
          </table:table-cell>
          <table:table-cell table:style-name="ce92" table:formula="of:=[.H33]/[.I33]*100" office:value-type="float" office:value="140.938785385918" calcext:value-type="float">
            <text:p><text:s/>141 </text:p>
          </table:table-cell>
          <table:table-cell table:style-name="ce91" table:formula="of:=[.G33]/[.B33]" office:value-type="float" office:value="345.763888888889" calcext:value-type="float">
            <text:p><text:s/>346 </text:p>
          </table:table-cell>
          <table:table-cell table:style-name="ce98" table:formula="of:=[.G33]/[.F33]" office:value-type="float" office:value="5.14359504132231" calcext:value-type="float">
            <text:p><text:s/>5.14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6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6-06T15:17:54</meta:creation-date>
    <dc:creator>MOI</dc:creator>
    <dc:date>2008-06-06T15:18:34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